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46.44mm"/>
    </style:style>
    <style:style style:name="co5" style:family="table-column">
      <style:table-column-properties fo:break-before="auto" style:column-width="49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UBTOTAL</text:p>
            <text:p>BASE – DESCUENTO</text:p>
          </table:table-cell>
          <table:table-cell office:value-type="string" calcext:value-type="string">
            <text:p>TOTAL I</text:p>
            <text:p>SUBTOTAL + IVA</text:p>
          </table:table-cell>
          <table:table-cell office:value-type="string" calcext:value-type="string">
            <text:p>TOTAL II</text:p>
            <text:p>BASE – DESCUENTO + IVA</text:p>
          </table:table-cell>
          <table:table-cell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2"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2" calcext:value-type="float">
            <text:p>0,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 table:number-columns-repeated="6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">
      <number:number number:decimal-places="2" loext:min-decimal-places="2" number:min-integer-digits="1" number:grouping="true"/>
      <number:text> €</number:text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75%" style:writing-mode="lr-tb" style:print="charts drawings grid headers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20:00:56.8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5.4.4.2$Windows_X86_64 LibreOffice_project/2524958677847fb3bb44820e40380acbe820f960</meta:generator>
    <dc:date>2018-10-12T20:01:19.021000000</dc:date>
    <meta:editing-duration>PT58M27S</meta:editing-duration>
    <meta:editing-cycles>11</meta:editing-cycles>
    <meta:document-statistic meta:table-count="1" meta:cell-count="46" meta:object-count="0"/>
  </office:meta>
</office:document-meta>
</file>